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aac1" officeooo:paragraph-rsid="00225f2a"/>
    </style:style>
    <style:style style:name="P2" style:family="paragraph" style:parent-style-name="Standard">
      <style:text-properties officeooo:rsid="00225f2a" officeooo:paragraph-rsid="00225f2a"/>
    </style:style>
    <style:style style:name="P3" style:family="paragraph" style:parent-style-name="Standard">
      <style:text-properties officeooo:paragraph-rsid="0023899e"/>
    </style:style>
    <style:style style:name="P4" style:family="paragraph" style:parent-style-name="Standard">
      <style:text-properties officeooo:rsid="0023899e" officeooo:paragraph-rsid="0023899e" fo:background-color="#ffff00"/>
    </style:style>
    <style:style style:name="P5" style:family="paragraph" style:parent-style-name="Standard">
      <style:text-properties officeooo:paragraph-rsid="0023899e" fo:background-color="#ffff00"/>
    </style:style>
    <style:style style:name="P6" style:family="paragraph" style:parent-style-name="Standard">
      <style:text-properties officeooo:rsid="00246682" officeooo:paragraph-rsid="00246682"/>
    </style:style>
    <style:style style:name="P7" style:family="paragraph" style:parent-style-name="Standard">
      <style:text-properties officeooo:rsid="00255e36" officeooo:paragraph-rsid="00255e36"/>
    </style:style>
    <style:style style:name="P8" style:family="paragraph" style:parent-style-name="Standard">
      <style:text-properties officeooo:rsid="002976aa" officeooo:paragraph-rsid="002976aa"/>
    </style:style>
    <style:style style:name="T1" style:family="text">
      <style:text-properties officeooo:rsid="0023899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899e" fo:background-color="#ffff00" loext:char-shading-value="0"/>
    </style:style>
    <style:style style:name="T4" style:family="text">
      <style:text-properties officeooo:rsid="00255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s: composer require templates</text:p>
      <text:p text:style-name="P2">Profiler: composer require debug</text:p>
      <text:p text:style-name="P4">Webpack Encore: composer require encore</text:p>
      <text:p text:style-name="P5"><text:span text:style-name="T1">KNP-Time: </text:span>composer require knplabs/knp-time-bundle <text:span text:style-name="T1">(To make ago format from DateTime objects)</text:span></text:p>
      <text:p text:style-name="P3"><text:span text:style-name="T3">HTTP-Client: </text:span><text:span text:style-name="T2">composer require symfony/http-client </text:span><text:span text:style-name="T3">(To make HTTP requests)</text:span><text:span text:style-name="T1"> </text:span></text:p>
      <text:p text:style-name="P6"><text:span text:style-name="T4">Maker Bundle: </text:span>composer require maker –dev</text:p>
      <text:p text:style-name="P7">Doctrine: composer require doctrine</text:p>
      <text:p text:style-name="P8">Form: composer require symfony/for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1:56:05.897334835</meta:creation-date>
    <dc:date>2024-02-23T13:59:10.742243903</dc:date>
    <meta:editing-duration>PT1H27M3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6" meta:character-count="386" meta:non-whitespace-character-count="347"/>
  </office:meta>
</office:document-meta>
</file>